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chart_data-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PAC String 1</text:p>
          </table:table-cell>
          <table:table-cell office:value-type="string" calcext:value-type="string">
            <text:p>PDC String 1</text:p>
          </table:table-cell>
          <table:table-cell office:value-type="string" calcext:value-type="string">
            <text:p>Spannung String 1</text:p>
          </table:table-cell>
          <table:table-cell office:value-type="string" calcext:value-type="string">
            <text:p>Strom String 1</text:p>
          </table:table-cell>
          <table:table-cell office:value-type="string" calcext:value-type="string">
            <text:p>Wirkungsgrad String 1</text:p>
          </table:table-cell>
          <table:table-cell office:value-type="string" calcext:value-type="string">
            <text:p>DC Kopplung</text:p>
          </table:table-cell>
          <table:table-cell/>
        </table:table-row>
        <table:table-row table:style-name="ro1">
          <table:table-cell office:value-type="date" office:date-value="2020-11-29T07:50:00" calcext:value-type="date">
            <text:p>2020-11-29 07:50: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T08:00:00" calcext:value-type="date">
            <text:p>2020-11-29 08:00: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T08:05:00" calcext:value-type="date">
            <text:p>2020-11-29 08:05: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T08:10:00" calcext:value-type="date">
            <text:p>2020-11-29 08:10: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1-29T08:15:00" calcext:value-type="date">
            <text:p>2020-11-29 08:15: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29T08:20:00" calcext:value-type="date">
            <text:p>2020-11-29 08:20: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9T08:25:00" calcext:value-type="date">
            <text:p>2020-11-29 08:25: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29T08:30:00" calcext:value-type="date">
            <text:p>2020-11-29 08:30: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9T08:35:00" calcext:value-type="date">
            <text:p>2020-11-29 08:35: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11-29T08:40:00" calcext:value-type="date">
            <text:p>2020-11-29 08:40: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11-29T08:45:00" calcext:value-type="date">
            <text:p>2020-11-29 08:45:0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11-29T08:50:00" calcext:value-type="date">
            <text:p>2020-11-29 08:50: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11-29T08:55:00" calcext:value-type="date">
            <text:p>2020-11-29 08:55:0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11-29T09:00:00" calcext:value-type="date">
            <text:p>2020-11-29 09:00: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11-29T09:05:00" calcext:value-type="date">
            <text:p>2020-11-29 09:05: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11-29T09:10:00" calcext:value-type="date">
            <text:p>2020-11-29 09:10:0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29T09:15:00" calcext:value-type="date">
            <text:p>2020-11-29 09:15:0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11-29T09:20:00" calcext:value-type="date">
            <text:p>2020-11-29 09:20:0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11-29T09:25:00" calcext:value-type="date">
            <text:p>2020-11-29 09:25:0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11-29T09:30:00" calcext:value-type="date">
            <text:p>2020-11-29 09:30:0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11-29T09:35:00" calcext:value-type="date">
            <text:p>2020-11-29 09:35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11-29T09:40:00" calcext:value-type="date">
            <text:p>2020-11-29 09:40:0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11-29T09:45:00" calcext:value-type="date">
            <text:p>2020-11-29 09:45:0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11-29T09:50:00" calcext:value-type="date">
            <text:p>2020-11-29 09:50: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11-29T09:55:00" calcext:value-type="date">
            <text:p>2020-11-29 09:55:0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11-29T10:00:00" calcext:value-type="date">
            <text:p>2020-11-29 10:00:0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11-29T10:05:00" calcext:value-type="date">
            <text:p>2020-11-29 10:05:0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11-29T10:10:00" calcext:value-type="date">
            <text:p>2020-11-29 10:10:0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11-29T10:15:00" calcext:value-type="date">
            <text:p>2020-11-29 10:15:0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11-29T10:20:00" calcext:value-type="date">
            <text:p>2020-11-29 10:20:0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11-29T10:25:00" calcext:value-type="date">
            <text:p>2020-11-29 10:25: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29T10:30:00" calcext:value-type="date">
            <text:p>2020-11-29 10:30:00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1-29T10:35:00" calcext:value-type="date">
            <text:p>2020-11-29 10:35: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0-11-29T10:40:00" calcext:value-type="date">
            <text:p>2020-11-29 10:40:0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1-29T10:45:00" calcext:value-type="date">
            <text:p>2020-11-29 10:45:0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9T10:50:00" calcext:value-type="date">
            <text:p>2020-11-29 10:50:00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1-29T10:55:00" calcext:value-type="date">
            <text:p>2020-11-29 10:55:0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0-11-29T11:00:00" calcext:value-type="date">
            <text:p>2020-11-29 11:00:00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0-11-29T11:05:00" calcext:value-type="date">
            <text:p>2020-11-29 11:05:00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1-29T11:10:00" calcext:value-type="date">
            <text:p>2020-11-29 11:10:00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1-29T11:15:00" calcext:value-type="date">
            <text:p>2020-11-29 11:15:00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1-29T11:20:00" calcext:value-type="date">
            <text:p>2020-11-29 11:20:00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0-11-29T11:25:00" calcext:value-type="date">
            <text:p>2020-11-29 11:25:00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0-11-29T11:30:00" calcext:value-type="date">
            <text:p>2020-11-29 11:30:00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0-11-29T11:35:00" calcext:value-type="date">
            <text:p>2020-11-29 11:35:00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1-29T11:40:00" calcext:value-type="date">
            <text:p>2020-11-29 11:40:0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0-11-29T11:45:00" calcext:value-type="date">
            <text:p>2020-11-29 11:45: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0-11-29T11:50:00" calcext:value-type="date">
            <text:p>2020-11-29 11:50:00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0-11-29T11:55:00" calcext:value-type="date">
            <text:p>2020-11-29 11:55:0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11-29T12:00:00" calcext:value-type="date">
            <text:p>2020-11-29 12:00:00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0-11-29T12:05:00" calcext:value-type="date">
            <text:p>2020-11-29 12:05:00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0-11-29T12:10:00" calcext:value-type="date">
            <text:p>2020-11-29 12:10:00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20-11-29T12:15:00" calcext:value-type="date">
            <text:p>2020-11-29 12:15:0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date" office:date-value="2020-11-29T12:20:00" calcext:value-type="date">
            <text:p>2020-11-29 12:20:00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0-11-29T12:25:00" calcext:value-type="date">
            <text:p>2020-11-29 12:25:0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0-11-29T12:30:00" calcext:value-type="date">
            <text:p>2020-11-29 12:30:00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0-11-29T12:35:00" calcext:value-type="date">
            <text:p>2020-11-29 12:35:0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0-11-29T12:40:00" calcext:value-type="date">
            <text:p>2020-11-29 12:40:00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date" office:date-value="2020-11-29T12:45:00" calcext:value-type="date">
            <text:p>2020-11-29 12:45:00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20-11-29T12:50:00" calcext:value-type="date">
            <text:p>2020-11-29 12:50:0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date" office:date-value="2020-11-29T12:55:00" calcext:value-type="date">
            <text:p>2020-11-29 12:55:0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0-11-29T13:00:00" calcext:value-type="date">
            <text:p>2020-11-29 13:00: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0-11-29T13:05:00" calcext:value-type="date">
            <text:p>2020-11-29 13:05:00</text:p>
          </table:table-cell>
          <table:table-cell table:number-columns-repeated="2" office:value-type="float" office:value="871" calcext:value-type="float">
            <text:p>8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0-11-29T13:10:00" calcext:value-type="date">
            <text:p>2020-11-29 13:10:00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date" office:date-value="2020-11-29T13:15:00" calcext:value-type="date">
            <text:p>2020-11-29 13:15:00</text:p>
          </table:table-cell>
          <table:table-cell table:number-columns-repeated="2" office:value-type="float" office:value="851" calcext:value-type="float">
            <text:p>85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date" office:date-value="2020-11-29T13:20:00" calcext:value-type="date">
            <text:p>2020-11-29 13:20:00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date" office:date-value="2020-11-29T13:25:00" calcext:value-type="date">
            <text:p>2020-11-29 13:25:00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20-11-29T13:30:00" calcext:value-type="date">
            <text:p>2020-11-29 13:30:00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0-11-29T13:35:00" calcext:value-type="date">
            <text:p>2020-11-29 13:35:00</text:p>
          </table:table-cell>
          <table:table-cell table:number-columns-repeated="2" office:value-type="float" office:value="941" calcext:value-type="float">
            <text:p>9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20-11-29T13:40:00" calcext:value-type="date">
            <text:p>2020-11-29 13:40:00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0-11-29T13:45:00" calcext:value-type="date">
            <text:p>2020-11-29 13:45:00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20-11-29T13:50:00" calcext:value-type="date">
            <text:p>2020-11-29 13:50:00</text:p>
          </table:table-cell>
          <table:table-cell table:number-columns-repeated="2" office:value-type="float" office:value="916" calcext:value-type="float">
            <text:p>91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20-11-29T13:55:00" calcext:value-type="date">
            <text:p>2020-11-29 13:55: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0-11-29T14:00:00" calcext:value-type="date">
            <text:p>2020-11-29 14:00:00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20-11-29T14:05:00" calcext:value-type="date">
            <text:p>2020-11-29 14:05:0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date" office:date-value="2020-11-29T14:10:00" calcext:value-type="date">
            <text:p>2020-11-29 14:10:00</text:p>
          </table:table-cell>
          <table:table-cell table:number-columns-repeated="2" office:value-type="float" office:value="911" calcext:value-type="float">
            <text:p>91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date" office:date-value="2020-11-29T14:15:00" calcext:value-type="date">
            <text:p>2020-11-29 14:15:00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20-11-29T14:20:00" calcext:value-type="date">
            <text:p>2020-11-29 14:20:00</text:p>
          </table:table-cell>
          <table:table-cell table:number-columns-repeated="2" office:value-type="float" office:value="938" calcext:value-type="float">
            <text:p>9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20-11-29T14:25:00" calcext:value-type="date">
            <text:p>2020-11-29 14:25:00</text:p>
          </table:table-cell>
          <table:table-cell table:number-columns-repeated="2" office:value-type="float" office:value="928" calcext:value-type="float">
            <text:p>92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20-11-29T14:30:00" calcext:value-type="date">
            <text:p>2020-11-29 14:30:00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20-11-29T14:35:00" calcext:value-type="date">
            <text:p>2020-11-29 14:35:00</text:p>
          </table:table-cell>
          <table:table-cell table:number-columns-repeated="2" office:value-type="float" office:value="952" calcext:value-type="float">
            <text:p>95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0-11-29T14:40:00" calcext:value-type="date">
            <text:p>2020-11-29 14:40:00</text:p>
          </table:table-cell>
          <table:table-cell table:number-columns-repeated="2" office:value-type="float" office:value="925" calcext:value-type="float">
            <text:p>9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20-11-29T14:45:00" calcext:value-type="date">
            <text:p>2020-11-29 14:45:00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0-11-29T14:50:00" calcext:value-type="date">
            <text:p>2020-11-29 14:50:00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date" office:date-value="2020-11-29T14:55:00" calcext:value-type="date">
            <text:p>2020-11-29 14:55:00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0-11-29T15:00:00" calcext:value-type="date">
            <text:p>2020-11-29 15:00:00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0-11-29T15:05:00" calcext:value-type="date">
            <text:p>2020-11-29 15:05:00</text:p>
          </table:table-cell>
          <table:table-cell table:number-columns-repeated="2" office:value-type="float" office:value="866" calcext:value-type="float">
            <text:p>8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0-11-29T15:10:00" calcext:value-type="date">
            <text:p>2020-11-29 15:10:00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0-11-29T15:15:00" calcext:value-type="date">
            <text:p>2020-11-29 15:15:00</text:p>
          </table:table-cell>
          <table:table-cell table:number-columns-repeated="2" office:value-type="float" office:value="860" calcext:value-type="float">
            <text:p>8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0-11-29T15:20:00" calcext:value-type="date">
            <text:p>2020-11-29 15:20:00</text:p>
          </table:table-cell>
          <table:table-cell table:number-columns-repeated="2" office:value-type="float" office:value="827" calcext:value-type="float">
            <text:p>82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0-11-29T15:25:00" calcext:value-type="date">
            <text:p>2020-11-29 15:25:00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0-11-29T15:30:00" calcext:value-type="date">
            <text:p>2020-11-29 15:30:0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0-11-29T15:35:00" calcext:value-type="date">
            <text:p>2020-11-29 15:35:00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0-11-29T15:40:00" calcext:value-type="date">
            <text:p>2020-11-29 15:40:0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0-11-29T15:45:00" calcext:value-type="date">
            <text:p>2020-11-29 15:45:00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0-11-29T15:50:00" calcext:value-type="date">
            <text:p>2020-11-29 15:50:0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29T15:55:00" calcext:value-type="date">
            <text:p>2020-11-29 15:55:0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11-29T16:00:00" calcext:value-type="date">
            <text:p>2020-11-29 16:00:0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11-29T16:05:00" calcext:value-type="date">
            <text:p>2020-11-29 16:05: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11-29T16:10:00" calcext:value-type="date">
            <text:p>2020-11-29 16:10:0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11-29T16:15:00" calcext:value-type="date">
            <text:p>2020-11-29 16:15: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11-29T16:20:00" calcext:value-type="date">
            <text:p>2020-11-29 16:20: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11-29T16:25:00" calcext:value-type="date">
            <text:p>2020-11-29 16:25: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11-29T16:30:00" calcext:value-type="date">
            <text:p>2020-11-29 16:30: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1-29T16:35:00" calcext:value-type="date">
            <text:p>2020-11-29 16:35: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29T16:40:00" calcext:value-type="date">
            <text:p>2020-11-29 16:40: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29T16:45:00" calcext:value-type="date">
            <text:p>2020-11-29 16:45: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1-29T16:50:00" calcext:value-type="date">
            <text:p>2020-11-29 16:50: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29T17:15:11.176726975</dc:date>
    <meta:editing-duration>PT1M25S</meta:editing-duration>
    <meta:editing-cycles>1</meta:editing-cycles>
    <meta:document-statistic meta:table-count="1" meta:cell-count="871" meta:object-count="0"/>
  </office:meta>
</office:document-meta>
</file>